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1e871" officeooo:paragraph-rsid="0011e871"/>
    </style:style>
    <style:style style:name="P2" style:family="paragraph" style:parent-style-name="Standard">
      <style:text-properties officeooo:rsid="0011e871" officeooo:paragraph-rsid="0011e871"/>
    </style:style>
    <style:style style:name="P3" style:family="paragraph" style:parent-style-name="Text_20_body">
      <style:text-properties officeooo:rsid="0011e871" officeooo:paragraph-rsid="0011e871"/>
    </style:style>
    <style:style style:name="P4" style:family="paragraph" style:parent-style-name="Preformatted_20_Text">
      <style:paragraph-properties fo:margin-top="0cm" fo:margin-bottom="0.499cm" style:contextual-spacing="false"/>
    </style:style>
    <style:style style:name="P5" style:family="paragraph" style:parent-style-name="Heading_20_3">
      <style:text-properties officeooo:rsid="00183098" officeooo:paragraph-rsid="00183098"/>
    </style:style>
    <style:style style:name="P6" style:family="paragraph" style:parent-style-name="Standard">
      <style:text-properties officeooo:rsid="00183098" officeooo:paragraph-rsid="00183098"/>
    </style:style>
    <style:style style:name="P7" style:family="paragraph" style:parent-style-name="Preformatted_20_Text" style:list-style-name="L3"/>
    <style:style style:name="P8" style:family="paragraph" style:parent-style-name="Preformatted_20_Text" style:list-style-name="L3">
      <style:paragraph-properties fo:margin-top="0cm" fo:margin-bottom="0.499cm" style:contextual-spacing="false"/>
    </style:style>
    <style:style style:name="P9" style:family="paragraph" style:parent-style-name="Preformatted_20_Text">
      <style:paragraph-properties fo:margin-top="0cm" fo:margin-bottom="0.499cm" style:contextual-spacing="false"/>
    </style:style>
    <style:style style:name="P10" style:family="paragraph" style:parent-style-name="Standard">
      <style:text-properties officeooo:rsid="00183098" officeooo:paragraph-rsid="00183098"/>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4">
      <style:paragraph-properties fo:margin-top="0cm" fo:margin-bottom="0cm" style:contextual-spacing="false"/>
    </style:style>
    <style:style style:name="P16" style:family="paragraph" style:parent-style-name="Text_20_body" style:list-style-name="L5"/>
    <style:style style:name="P17" style:family="paragraph" style:parent-style-name="Text_20_body" style:list-style-name="L5">
      <style:paragraph-properties fo:margin-top="0cm" fo:margin-bottom="0cm" style:contextual-spacing="false"/>
    </style:style>
    <style:style style:name="P18" style:family="paragraph" style:parent-style-name="Text_20_body" style:list-style-name="L6"/>
    <style:style style:name="P19" style:family="paragraph" style:parent-style-name="Text_20_body" style:list-style-name="L6">
      <style:paragraph-properties fo:margin-top="0cm" fo:margin-bottom="0cm" style:contextual-spacing="false"/>
    </style:style>
    <style:style style:name="P20" style:family="paragraph" style:parent-style-name="Text_20_body" style:list-style-name="L7"/>
    <style:style style:name="P21" style:family="paragraph" style:parent-style-name="Text_20_body" style:list-style-name="L7">
      <style:paragraph-properties fo:margin-top="0cm" fo:margin-bottom="0cm" style:contextual-spacing="false"/>
    </style:style>
    <style:style style:name="P22" style:family="paragraph" style:parent-style-name="Text_20_body" style:list-style-name="L8"/>
    <style:style style:name="P23" style:family="paragraph" style:parent-style-name="Text_20_body" style:list-style-name="L8">
      <style:paragraph-properties fo:margin-top="0cm" fo:margin-bottom="0cm" style:contextual-spacing="false"/>
    </style:style>
    <style:style style:name="P24" style:family="paragraph" style:parent-style-name="Text_20_body" style:list-style-name="L9"/>
    <style:style style:name="P25" style:family="paragraph" style:parent-style-name="Text_20_body" style:list-style-name="L9">
      <style:paragraph-properties fo:margin-top="0cm" fo:margin-bottom="0cm" style:contextual-spacing="false"/>
    </style:style>
    <style:style style:name="P26" style:family="paragraph" style:parent-style-name="Text_20_body" style:list-style-name="L10"/>
    <style:style style:name="P27" style:family="paragraph" style:parent-style-name="Text_20_body" style:list-style-name="L10">
      <style:paragraph-properties fo:margin-top="0cm" fo:margin-bottom="0cm" style:contextual-spacing="false"/>
    </style:style>
    <style:style style:name="P28" style:family="paragraph" style:parent-style-name="Text_20_body" style:list-style-name="L11"/>
    <style:style style:name="P29" style:family="paragraph" style:parent-style-name="Text_20_body" style:list-style-name="L11">
      <style:paragraph-properties fo:margin-top="0cm" fo:margin-bottom="0cm" style:contextual-spacing="false"/>
    </style:style>
    <style:style style:name="P30" style:family="paragraph" style:parent-style-name="Text_20_body" style:list-style-name="L12"/>
    <style:style style:name="P31" style:family="paragraph" style:parent-style-name="Text_20_body" style:list-style-name="L12">
      <style:paragraph-properties fo:margin-top="0cm" fo:margin-bottom="0cm" style:contextual-spacing="false"/>
    </style:style>
    <style:style style:name="P32" style:family="paragraph" style:parent-style-name="Text_20_body" style:list-style-name="L13"/>
    <style:style style:name="P33" style:family="paragraph" style:parent-style-name="Text_20_body" style:list-style-name="L13">
      <style:paragraph-properties fo:margin-top="0cm" fo:margin-bottom="0cm" style:contextual-spacing="false"/>
    </style:style>
    <style:style style:name="P34" style:family="paragraph" style:parent-style-name="Text_20_body" style:list-style-name="L14"/>
    <style:style style:name="P35" style:family="paragraph" style:parent-style-name="Text_20_body" style:list-style-name="L14">
      <style:paragraph-properties fo:margin-top="0cm" fo:margin-bottom="0cm" style:contextual-spacing="false"/>
    </style:style>
    <style:style style:name="P36" style:family="paragraph" style:parent-style-name="Text_20_body" style:list-style-name="L15"/>
    <style:style style:name="P37" style:family="paragraph" style:parent-style-name="Text_20_body" style:list-style-name="L15">
      <style:paragraph-properties fo:margin-top="0cm" fo:margin-bottom="0cm" style:contextual-spacing="false"/>
    </style:style>
    <style:style style:name="P38" style:family="paragraph" style:parent-style-name="Text_20_body" style:list-style-name="L16"/>
    <style:style style:name="P39" style:family="paragraph" style:parent-style-name="Text_20_body" style:list-style-name="L16">
      <style:paragraph-properties fo:margin-top="0cm" fo:margin-bottom="0cm" style:contextual-spacing="false"/>
    </style:style>
    <style:style style:name="P40" style:family="paragraph" style:parent-style-name="Text_20_body" style:list-style-name="L17"/>
    <style:style style:name="P41" style:family="paragraph" style:parent-style-name="Text_20_body" style:list-style-name="L17">
      <style:paragraph-properties fo:margin-top="0cm" fo:margin-bottom="0cm" style:contextual-spacing="false"/>
    </style:style>
    <style:style style:name="P42" style:family="paragraph" style:parent-style-name="Text_20_body" style:list-style-name="L18"/>
    <style:style style:name="P43" style:family="paragraph" style:parent-style-name="Text_20_body" style:list-style-name="L18">
      <style:paragraph-properties fo:margin-top="0cm" fo:margin-bottom="0cm" style:contextual-spacing="false"/>
    </style:style>
    <style:style style:name="P44" style:family="paragraph" style:parent-style-name="Text_20_body" style:list-style-name="L19"/>
    <style:style style:name="P45" style:family="paragraph" style:parent-style-name="Text_20_body" style:list-style-name="L19">
      <style:paragraph-properties fo:margin-top="0cm" fo:margin-bottom="0cm" style:contextual-spacing="false"/>
    </style:style>
    <style:style style:name="P46" style:family="paragraph" style:parent-style-name="Text_20_body" style:list-style-name="L20"/>
    <style:style style:name="P47" style:family="paragraph" style:parent-style-name="Text_20_body" style:list-style-name="L20">
      <style:paragraph-properties fo:margin-top="0cm" fo:margin-bottom="0cm" style:contextual-spacing="false"/>
    </style:style>
    <style:style style:name="P48" style:family="paragraph" style:parent-style-name="Text_20_body" style:list-style-name="L21"/>
    <style:style style:name="P49" style:family="paragraph" style:parent-style-name="Text_20_body" style:list-style-name="L21">
      <style:paragraph-properties fo:margin-top="0cm" fo:margin-bottom="0cm" style:contextual-spacing="false"/>
    </style:style>
    <style:style style:name="P50" style:family="paragraph" style:parent-style-name="Text_20_body" style:list-style-name="L22"/>
    <style:style style:name="P51" style:family="paragraph" style:parent-style-name="Text_20_body" style:list-style-name="L23"/>
    <style:style style:name="P52" style:family="paragraph" style:parent-style-name="Text_20_body" style:list-style-name="L24"/>
    <style:style style:name="P53" style:family="paragraph" style:parent-style-name="Text_20_body" style:list-style-name="L25"/>
    <style:style style:name="P54" style:family="paragraph" style:parent-style-name="Text_20_body" style:list-style-name="L26"/>
    <style:style style:name="P55" style:family="paragraph" style:parent-style-name="Text_20_body" style:list-style-name="L27"/>
    <style:style style:name="P56" style:family="paragraph" style:parent-style-name="Text_20_body" style:list-style-name="L28"/>
    <style:style style:name="P57" style:family="paragraph" style:parent-style-name="Text_20_body" style:list-style-name="L29"/>
    <style:style style:name="P58" style:family="paragraph" style:parent-style-name="Text_20_body" style:list-style-name="L30"/>
    <style:style style:name="P59" style:family="paragraph" style:parent-style-name="Text_20_body" style:list-style-name="L31"/>
    <style:style style:name="P60" style:family="paragraph" style:parent-style-name="Text_20_body" style:list-style-name="L32"/>
    <style:style style:name="P61" style:family="paragraph" style:parent-style-name="Text_20_body" style:list-style-name="L33"/>
    <style:style style:name="P62" style:family="paragraph" style:parent-style-name="Text_20_body" style:list-style-name="L34"/>
    <style:style style:name="P63" style:family="paragraph" style:parent-style-name="Text_20_body" style:list-style-name="L35"/>
    <style:style style:name="P64" style:family="paragraph" style:parent-style-name="Text_20_body" style:list-style-name="L36"/>
    <style:style style:name="P65" style:family="paragraph" style:parent-style-name="Text_20_body" style:list-style-name="L37"/>
    <style:style style:name="P66" style:family="paragraph" style:parent-style-name="Text_20_body" style:list-style-name="L38"/>
    <style:style style:name="P67" style:family="paragraph" style:parent-style-name="Text_20_body" style:list-style-name="L39"/>
    <style:style style:name="P68" style:family="paragraph" style:parent-style-name="Text_20_body" style:list-style-name="L40"/>
    <style:style style:name="P69" style:family="paragraph" style:parent-style-name="Text_20_body" style:list-style-name="L41"/>
    <style:style style:name="P70" style:family="paragraph" style:parent-style-name="Text_20_body" style:list-style-name="L42"/>
    <style:style style:name="P71" style:family="paragraph" style:parent-style-name="Text_20_body" style:list-style-name="L43"/>
    <style:style style:name="P72" style:family="paragraph" style:parent-style-name="Text_20_body" style:list-style-name="L44"/>
    <style:style style:name="P73" style:family="paragraph" style:parent-style-name="Text_20_body" style:list-style-name="L45"/>
    <style:style style:name="P74" style:family="paragraph" style:parent-style-name="Text_20_body" style:list-style-name="L46"/>
    <style:style style:name="P75" style:family="paragraph" style:parent-style-name="Text_20_body" style:list-style-name="L47"/>
    <style:style style:name="P76" style:family="paragraph" style:parent-style-name="Text_20_body" style:list-style-name="L48"/>
    <style:style style:name="P77" style:family="paragraph" style:parent-style-name="Text_20_body" style:list-style-name="L49"/>
    <style:style style:name="P78" style:family="paragraph" style:parent-style-name="Text_20_body" style:list-style-name="L50"/>
    <style:style style:name="P79" style:family="paragraph" style:parent-style-name="Text_20_body" style:list-style-name="L51"/>
    <style:style style:name="P80" style:family="paragraph" style:parent-style-name="Text_20_body" style:list-style-name="L52"/>
    <style:style style:name="P81" style:family="paragraph" style:parent-style-name="Text_20_body" style:list-style-name="L53"/>
    <style:style style:name="P82" style:family="paragraph" style:parent-style-name="Text_20_body" style:list-style-name="L54"/>
    <style:style style:name="P83" style:family="paragraph" style:parent-style-name="Text_20_body" style:list-style-name="L55"/>
    <style:style style:name="P84" style:family="paragraph" style:parent-style-name="Text_20_body" style:list-style-name="L56"/>
    <style:style style:name="P85" style:family="paragraph" style:parent-style-name="Text_20_body">
      <style:text-properties officeooo:rsid="00183098" officeooo:paragraph-rsid="00183098"/>
    </style:style>
    <style:style style:name="T1" style:family="text">
      <style:text-properties fo:font-style="itali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text:start-value="3">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text:start-value="7">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text:start-value="1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text:start-value="1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text:start-value="1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text:start-value="1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text:start-value="1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text:start-value="1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text:start-value="1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text:start-value="1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text:start-value="1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text:start-value="2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text:start-value="2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text:start-value="2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Horizontal_20_Line"/>
      <text:h text:style-name="Heading_20_2" text:outline-level="2">CadQuery'de Modellemenin Temeli: Workplane Sınıfını Anlamak</text:h>
      <text:p text:style-name="Text_20_body">CadQuery ile parametrik 3D modelleme dünyasına adım attıysanız, karşınıza sıkça çıkacak temel bir yapı var: Workplane sınıfı. Peki, bu Workplane tam olarak nedir ve neden bu kadar önemlidir? Gelin birlikte inceleyelim.</text:p>
      <text:p text:style-name="Text_20_body"><text:span text:style-name="Strong_20_Emphasis">Workplane Nedir?</text:span></text:p>
      <text:p text:style-name="Text_20_body">Basitçe söylemek gerekirse, Workplane, 3D uzayda <text:span text:style-name="Strong_20_Emphasis">üzerinde 2 boyutlu (2D) çizimler yapabileceğiniz bir çalışma düzlemidir</text:span>. Tıpkı bir ressamın tuvali veya bir mühendisin teknik resim masası gibi düşünebilirsiniz. CadQuery'de model oluşturmaya genellikle bir Workplane tanımlayarak başlarsınız. Bu düzlem, çizimlerinizin hangi yönde (örneğin, XY düzleminde mi, YZ düzleminde mi?) ve uzayın neresinde (orijinde mi, yoksa başka bir noktada mı?) başlayacağını belirler.</text:p>
      <text:p text:style-name="Text_20_body"><text:span text:style-name="Strong_20_Emphasis">Nasıl Oluşturulur? (Workplane Constructor)</text:span></text:p>
      <text:p text:style-name="Text_20_body">Bir Workplane nesnesi oluşturmanın birkaç yolu vardır, ancak en temelde şu iki imzayı görürüz:</text:p>
      <text:p text:style-name="Preformatted_20_Text"><text:span text:style-name="Source_20_Text"># İmza 1: Sadece objeyi temel alır (Daha az yaygın başlangıç)</text:span></text:p>
      <text:p text:style-name="Preformatted_20_Text"><text:span text:style-name="Source_20_Text"># class cadquery.Workplane(obj: Vector | Location | Shape | Sketch)</text:span></text:p>
      <text:p text:style-name="Preformatted_20_Text"/>
      <text:p text:style-name="Preformatted_20_Text"><text:span text:style-name="Source_20_Text"># İmza 2: Düzlem ve orijin belirterek (En yaygın kullanım)</text:span></text:p>
      <text:p text:style-name="Preformatted_20_Text"><text:span text:style-name="Source_20_Text"># class cadquery.Workplane(inPlane: Plane | str = 'XY', origin: Tuple[float, float] | Tuple[float, float, float] | Vector = (0, 0, 0), obj: Vector | Location | Shape | Sketch | None = None)</text:span></text:p>
      <text:p text:style-name="P4"><text:s text:c="4"/></text:p>
      <text:p text:style-name="Text_20_body">Kafa karıştırıcı görünse de, pratikte genellikle ikinci imzayı kullanırız. Parametrelerine bakalım:</text:p>
      <text:list text:style-name="L1">
        <text:list-item>
          <text:p text:style-name="P11">inPlane (Düzlem): Çalışma düzleminizin yönünü belirler.</text:p>
          <text:list>
            <text:list-item>
              <text:p text:style-name="P11">Hazır isimler kullanabilirsiniz: "XY", "YZ", "XZ", "front", "back", "top", "bottom", "left", "right".</text:p>
            </text:list-item>
            <text:list-item>
              <text:p text:style-name="P11">Veya daha gelişmiş durumlar için bir Plane nesnesi verebilirsiniz.</text:p>
            </text:list-item>
            <text:list-item>
              <text:p text:style-name="P11"><text:span text:style-name="Strong_20_Emphasis">Varsayılan:</text:span> "XY" (Yani standart X-Y koordinat düzlemi).</text:p>
            </text:list-item>
          </text:list>
        </text:list-item>
        <text:list-item>
          <text:p text:style-name="P11">origin (Başlangıç Noktası): Çalışma düzleminizin 3D uzaydaki merkez noktasını belirler.</text:p>
          <text:list>
            <text:list-item>
              <text:p text:style-name="P11">Global koordinatlarda 2'li (x, y) veya 3'lü (x, y, z) bir demet (tuple) ya da bir Vector nesnesi olabilir.</text:p>
            </text:list-item>
            <text:list-item>
              <text:p text:style-name="P11"><text:span text:style-name="Strong_20_Emphasis">Varsayılan:</text:span> (0, 0, 0) (Yani uzayın mutlak orijini).</text:p>
            </text:list-item>
          </text:list>
        </text:list-item>
        <text:list-item>
          <text:p text:style-name="P11">obj (Nesne): İsteğe bağlıdır. Başlangıçta çalışma düzleminin "yığınına" (stack) bir nesne koymak isterseniz kullanılır. Genellikle None bırakılır ve düzlemin orijin noktası yığına otomatik olarak eklenir.</text:p>
        </text:list-item>
      </text:list>
      <text:p text:style-name="Text_20_body"><text:span text:style-name="Strong_20_Emphasis">En Yaygın Kullanım:</text:span></text:p>
      <text:p text:style-name="Text_20_body">Çoğu zaman modellemeye şöyle başlarız:</text:p>
      <text:p text:style-name="Preformatted_20_Text"><text:soft-page-break/><text:span text:style-name="Source_20_Text">import cadquery as cq</text:span></text:p>
      <text:p text:style-name="Preformatted_20_Text"/>
      <text:p text:style-name="Preformatted_20_Text"><text:span text:style-name="Source_20_Text"># XY düzlemini uzayın orijininde (0,0,0) oluştur</text:span></text:p>
      <text:p text:style-name="Preformatted_20_Text"><text:span text:style-name="Source_20_Text">s = cq.Workplane("XY")</text:span></text:p>
      <text:p text:style-name="P4"><text:s text:c="4"/></text:p>
      <text:p text:style-name="Text_20_body">Bu kod satırı çalıştırıldığında:</text:p>
      <text:list text:style-name="L2">
        <text:list-item>
          <text:p text:style-name="P12">XY düzlemini referans alan bir çalışma düzlemi oluşturulur.</text:p>
        </text:list-item>
        <text:list-item>
          <text:p text:style-name="P12">Bu düzlemin orijini (0, 0, 0) olarak belirlenir.</text:p>
        </text:list-item>
        <text:list-item>
          <text:p text:style-name="P12">Workplane'in işlem yığınına (stack) başlangıç noktası olarak bu orijin ((0, 0, 0)) eklenir. Artık bu nokta üzerinden çizim yapmaya başlayabilirsiniz.</text:p>
        </text:list-item>
      </text:list>
      <text:p text:style-name="Text_20_body"><text:span text:style-name="Strong_20_Emphasis">Workplane ile Boolean Operasyonları (+ ve &amp;)</text:span></text:p>
      <text:p text:style-name="Text_20_body">CadQuery, Workplane nesneleri (veya içerdikleri katı modeller) arasında boolean işlemleri (birleşim, kesişim vb.) yapmayı kolaylaştırmak için bazı operatörleri kullanmanıza izin verir:</text:p>
      <text:list text:style-name="L3">
        <text:list-item>
          <text:p text:style-name="P13"><text:span text:style-name="Strong_20_Emphasis">__add__ (+ operatörü): Birleşim (Union)</text:span><text:line-break/>İki Workplane (veya Solid, Compound) nesnesini birleştirmek için + operatörünü kullanabilirsiniz. Bu, union() metodunu çağırmanın kısa yoludur.</text:p>
          <text:p text:style-name="P7"><text:span text:style-name="Source_20_Text"># wp1 ve wp2 iki farklı Workplane veya katı model olsun</text:span></text:p>
          <text:p text:style-name="P7"><text:span text:style-name="Source_20_Text">birlesim_sonucu = wp1 + wp2</text:span></text:p>
          <text:p text:style-name="P7"><text:span text:style-name="Source_20_Text"># Bu şuna eşdeğerdir:</text:span></text:p>
          <text:p text:style-name="P7"><text:span text:style-name="Source_20_Text"># birlesim_sonucu = wp1.union(wp2)</text:span></text:p>
          <text:p text:style-name="P7"><text:span text:style-name="Source_20_Text"># Veya:</text:span></text:p>
          <text:p text:style-name="P7"><text:span text:style-name="Source_20_Text"># birlesim_sonucu = wp1 | wp2</text:span></text:p>
          <text:p text:style-name="P8"><text:s text:c="4"/></text:p>
        </text:list-item>
        <text:list-item>
          <text:p text:style-name="P13"><text:span text:style-name="Strong_20_Emphasis">__and__ (&amp; operatörü): Kesişim (Intersect)</text:span><text:line-break/>İki Workplane (veya Solid, Compound) nesnesinin kesişimini bulmak için &amp; operatörünü kullanabilirsiniz. Bu, intersect() metodunu çağırmanın kısa yoludur.</text:p>
          <text:p text:style-name="P7"><text:s text:c="6"/><text:span text:style-name="Source_20_Text"># Örnek: Bir kutu ve bir kürenin kesişimi</text:span></text:p>
          <text:p text:style-name="P7"><text:span text:style-name="Source_20_Text">kutu = cq.Workplane("XY").box(1, 1, 1, centered=(False, False, False))</text:span></text:p>
          <text:p text:style-name="P7"><text:span text:style-name="Source_20_Text">kure = cq.Workplane("XY").sphere(1)</text:span></text:p>
          <text:p text:style-name="P7"/>
          <text:p text:style-name="P7"><text:span text:style-name="Source_20_Text"># '&amp;' operatörü ile kesişim</text:span></text:p>
          <text:p text:style-name="P7"><text:span text:style-name="Source_20_Text">kesisim_sonucu = kutu &amp; kure</text:span></text:p>
          <text:p text:style-name="P7"/>
          <text:p text:style-name="P7"><text:span text:style-name="Source_20_Text"># Bu şuna eşdeğerdir:</text:span></text:p>
          <text:p text:style-name="P7"><text:span text:style-name="Source_20_Text"># kesisim_sonucu = kutu.intersect(kure)</text:span></text:p>
          <text:p text:style-name="P8"><text:s text:c="4"/></text:p>
        </text:list-item>
      </text:list>
      <text:p text:style-name="Text_20_body"><text:span text:style-name="Strong_20_Emphasis">Önemli Not:</text:span></text:p>
      <text:p text:style-name="Text_20_body">Workplane <text:span text:style-name="T1">sınıfını</text:span> kullanarak yeni bir ana çalışma düzlemi oluşturmanın yanı sıra, mevcut katı modellerin <text:span text:style-name="Strong_20_Emphasis">yüzeyleri üzerinde</text:span> yeni çalışma düzlemleri tanımlamak için workplane() <text:span text:style-name="T1">metodunu</text:span> da kullanabilirsiniz. Bu, modelleme yaparken sıkça başvurulan ve bir şeklin yüzeyine göre yeni çizimler yapmanızı sağlayan güçlü bir tekniktir. (Bunu başka bir yazıda detaylandırabiliriz!)</text:p>
      <text:p text:style-name="Text_20_body"><text:span text:style-name="Strong_20_Emphasis">Özetle</text:span></text:p>
      <text:p text:style-name="Text_20_body">cadquery.Workplane, 3D modelleme yolculuğunuzun başlangıç noktasıdır. Size üzerinde 2D çizimler yapabileceğiniz bir temel sağlar ve + (birleşim) ve &amp; (kesişim) gibi operatörlerle boolean <text:soft-page-break/>işlemleri kolaylaştırır. CadQuery'yi öğrenirken Workplane kavramını iyi anlamak, daha karmaşık modelleri rahatlıkla oluşturmanızın anahtarıdır.</text:p>
      <text:p text:style-name="Horizontal_20_Line"/>
      <text:p text:style-name="P3"/>
      <text:p text:style-name="P2"/>
      <text:p text:style-name="P2"/>
      <text:p text:style-name="P2"/>
      <text:h text:style-name="P1" text:outline-level="1">Örneklerle CAD Query - Blog Outline</text:h>
      <text:h text:style-name="Heading_20_2" text:outline-level="2">1. CadQuery'ye Giriş</text:h>
      <text:list text:style-name="L4">
        <text:list-item>
          <text:p text:style-name="P15">CadQuery nedir? </text:p>
        </text:list-item>
        <text:list-item>
          <text:p text:style-name="P15">Geleneksel CAD yazılımlarına karşı kod tabanlı modelleme avantajları </text:p>
        </text:list-item>
        <text:list-item>
          <text:p text:style-name="P15">CadQuery'nin tarihçesi ve gelişimi </text:p>
        </text:list-item>
        <text:list-item>
          <text:p text:style-name="P15">CadQuery vs diğer parametrik CAD kütüphaneleri (OpenSCAD, FreeCAD, etc.) </text:p>
        </text:list-item>
        <text:list-item>
          <text:p text:style-name="P14">Kurulum ve başlangıç gereksinimleri </text:p>
        </text:list-item>
      </text:list>
      <text:h text:style-name="Heading_20_2" text:outline-level="2">2. CadQuery Kurulumu ve Çalışma Ortamı</text:h>
      <text:list text:style-name="L5">
        <text:list-item>
          <text:p text:style-name="P17">Python ortamı hazırlama </text:p>
        </text:list-item>
        <text:list-item>
          <text:p text:style-name="P17">CadQuery kurulum yöntemleri (pip, conda, vb.) </text:p>
        </text:list-item>
        <text:list-item>
          <text:p text:style-name="P17">CadQuery-FreeCAD eklentisi </text:p>
        </text:list-item>
        <text:list-item>
          <text:p text:style-name="P17">CadQuery-Jupyter entegrasyonu </text:p>
        </text:list-item>
        <text:list-item>
          <text:p text:style-name="P17">CadQuery-Editor ve diğer IDE seçenekleri </text:p>
        </text:list-item>
        <text:list-item>
          <text:p text:style-name="P16">İlk CadQuery scriptinin çalıştırılması </text:p>
        </text:list-item>
      </text:list>
      <text:h text:style-name="Heading_20_2" text:outline-level="2">3. CadQuery Temel Kavramları</text:h>
      <text:list text:style-name="L6">
        <text:list-item>
          <text:p text:style-name="P19">Workplane konsepti ve koordinat sistemleri </text:p>
        </text:list-item>
        <text:list-item>
          <text:p text:style-name="P19">Solid nesneler ve geometrik primitifler </text:p>
        </text:list-item>
        <text:list-item>
          <text:p text:style-name="P19">Sketch'ler ve 2D çizimler </text:p>
        </text:list-item>
        <text:list-item>
          <text:p text:style-name="P19">Extrusion ve diğer 3D dönüşümler </text:p>
        </text:list-item>
        <text:list-item>
          <text:p text:style-name="P19">Parametrik modellemede değişkenler ve fonksiyonlar </text:p>
        </text:list-item>
        <text:list-item>
          <text:p text:style-name="P18">Seçiciler ve zincir metodları </text:p>
        </text:list-item>
      </text:list>
      <text:h text:style-name="Heading_20_2" text:outline-level="2">4. 2D Çizim Teknikleri</text:h>
      <text:list text:style-name="L7">
        <text:list-item>
          <text:p text:style-name="P21">Basit şekiller (dikdörtgen, daire, poligon) </text:p>
        </text:list-item>
        <text:list-item>
          <text:p text:style-name="P21">Çizgiler ve eğriler oluşturma </text:p>
        </text:list-item>
        <text:list-item>
          <text:p text:style-name="P21">Spline ve Bezier eğrileri </text:p>
        </text:list-item>
        <text:list-item>
          <text:p text:style-name="P21">Kopyalama ve çoğaltma operasyonları </text:p>
        </text:list-item>
        <text:list-item>
          <text:p text:style-name="P21">2D şekilleri birleştirme ve çıkarma </text:p>
        </text:list-item>
        <text:list-item>
          <text:p text:style-name="P20">Text ve yazı ekleme </text:p>
        </text:list-item>
      </text:list>
      <text:h text:style-name="Heading_20_2" text:outline-level="2"><text:soft-page-break/>5. 3D Modelleme Teknikleri</text:h>
      <text:list text:style-name="L8">
        <text:list-item>
          <text:p text:style-name="P23">2D şekillerden 3D model oluşturma (extrude) </text:p>
        </text:list-item>
        <text:list-item>
          <text:p text:style-name="P23">Döndürme işlemleri (revolve) </text:p>
        </text:list-item>
        <text:list-item>
          <text:p text:style-name="P23">Sweep ve loft operasyonları </text:p>
        </text:list-item>
        <text:list-item>
          <text:p text:style-name="P23">Shell ve offset uygulamaları </text:p>
        </text:list-item>
        <text:list-item>
          <text:p text:style-name="P23">Fillet ve chamfer teknikleri </text:p>
        </text:list-item>
        <text:list-item>
          <text:p text:style-name="P22">Boolean operasyonları (birleştirme, çıkarma, kesişim) </text:p>
        </text:list-item>
      </text:list>
      <text:h text:style-name="Heading_20_2" text:outline-level="2">6. İleri CadQuery Özellikleri</text:h>
      <text:list text:style-name="L9">
        <text:list-item>
          <text:p text:style-name="P25">Selectors ve obje seçme teknikleri </text:p>
        </text:list-item>
        <text:list-item>
          <text:p text:style-name="P25">Workplane manipülasyonu ve referans değiştirme </text:p>
        </text:list-item>
        <text:list-item>
          <text:p text:style-name="P25">Koşullu modelleme ve kontrol yapıları </text:p>
        </text:list-item>
        <text:list-item>
          <text:p text:style-name="P25">Montaj ve çoklu parça modellemesi </text:p>
        </text:list-item>
        <text:list-item>
          <text:p text:style-name="P25">Parametrik dizi oluşturma (arrays) </text:p>
        </text:list-item>
        <text:list-item>
          <text:p text:style-name="P24">Ayna görüntüsü ve simetri uygulamaları </text:p>
        </text:list-item>
      </text:list>
      <text:h text:style-name="Heading_20_2" text:outline-level="2">7. Gerçek Dünya Projeleri</text:h>
      <text:list text:style-name="L10">
        <text:list-item>
          <text:p text:style-name="P27">Basit mekanik parçalar tasarlama </text:p>
        </text:list-item>
        <text:list-item>
          <text:p text:style-name="P27">Elektronik kutuları ve muhafazalar </text:p>
        </text:list-item>
        <text:list-item>
          <text:p text:style-name="P27">Dişli ve mekanizma tasarımı </text:p>
        </text:list-item>
        <text:list-item>
          <text:p text:style-name="P27">Mobilya ve ev eşyaları modelleme </text:p>
        </text:list-item>
        <text:list-item>
          <text:p text:style-name="P27">3D baskı için optimize model oluşturma </text:p>
        </text:list-item>
        <text:list-item>
          <text:p text:style-name="P26">Makine parçaları ve sabitleme elemanları </text:p>
        </text:list-item>
      </text:list>
      <text:h text:style-name="Heading_20_2" text:outline-level="2">8. CadQuery'de Çoklu Parça ve Montaj</text:h>
      <text:list text:style-name="L11">
        <text:list-item>
          <text:p text:style-name="P29">Assembly oluşturma metodolojisi </text:p>
        </text:list-item>
        <text:list-item>
          <text:p text:style-name="P29">Parçalar arası ilişkileri tanımlama </text:p>
        </text:list-item>
        <text:list-item>
          <text:p text:style-name="P29">Kısıtlamalar ve parametrik montajlar </text:p>
        </text:list-item>
        <text:list-item>
          <text:p text:style-name="P29">Montaj hiyerarşileri ve alt montajlar </text:p>
        </text:list-item>
        <text:list-item>
          <text:p text:style-name="P29">Hareket ve kinematik analiz </text:p>
        </text:list-item>
        <text:list-item>
          <text:p text:style-name="P28">Patlama diyagramları oluşturma </text:p>
        </text:list-item>
      </text:list>
      <text:h text:style-name="Heading_20_2" text:outline-level="2">9. CadQuery ile Optimizasyon ve Parametrik Tasarım</text:h>
      <text:list text:style-name="L12">
        <text:list-item>
          <text:p text:style-name="P31">Parametrik model oluşturma stratejileri </text:p>
        </text:list-item>
        <text:list-item>
          <text:p text:style-name="P31">Konfigürasyon tabanlı tasarım </text:p>
        </text:list-item>
        <text:list-item>
          <text:p text:style-name="P31">Varyasyon ve iterasyon metodları </text:p>
        </text:list-item>
        <text:list-item>
          <text:p text:style-name="P31">Tasarım optimizasyonu teknikleri </text:p>
        </text:list-item>
        <text:list-item>
          <text:p text:style-name="P31">Genetik algoritma kullanımı </text:p>
        </text:list-item>
        <text:list-item>
          <text:p text:style-name="P30">Boyut ve geometri optimizasyonu </text:p>
        </text:list-item>
      </text:list>
      <text:h text:style-name="Heading_20_2" text:outline-level="2"><text:soft-page-break/>10. Import ve Export İşlemleri</text:h>
      <text:list text:style-name="L13">
        <text:list-item>
          <text:p text:style-name="P33">STEP, IGES ve STL formatlarıyla çalışma </text:p>
        </text:list-item>
        <text:list-item>
          <text:p text:style-name="P33">2D çizimlerin export edilmesi (DXF, SVG) </text:p>
        </text:list-item>
        <text:list-item>
          <text:p text:style-name="P33">CAD dosyalarını import etme ve modifiye etme </text:p>
        </text:list-item>
        <text:list-item>
          <text:p text:style-name="P33">Mesh ve solid model dönüşümleri </text:p>
        </text:list-item>
        <text:list-item>
          <text:p text:style-name="P33">3D baskı için model hazırlama </text:p>
        </text:list-item>
        <text:list-item>
          <text:p text:style-name="P32">CNC imalat için model export etme </text:p>
        </text:list-item>
      </text:list>
      <text:h text:style-name="Heading_20_2" text:outline-level="2">11. CadQuery'yi Özelleştirme ve Genişletme</text:h>
      <text:list text:style-name="L14">
        <text:list-item>
          <text:p text:style-name="P35">Özel plugin ve modül oluşturma </text:p>
        </text:list-item>
        <text:list-item>
          <text:p text:style-name="P35">Script organizasyonu ve yapısı </text:p>
        </text:list-item>
        <text:list-item>
          <text:p text:style-name="P35">Kütüphane ve yeniden kullanılabilir kod geliştirme </text:p>
        </text:list-item>
        <text:list-item>
          <text:p text:style-name="P35">Open Cascade ile doğrudan etkileşim </text:p>
        </text:list-item>
        <text:list-item>
          <text:p text:style-name="P35">API genişletme teknikleri </text:p>
        </text:list-item>
        <text:list-item>
          <text:p text:style-name="P34">Özel operasyon ve fonksiyon oluşturma </text:p>
        </text:list-item>
      </text:list>
      <text:h text:style-name="Heading_20_2" text:outline-level="2">12. Görselleştirme ve Dokümantasyon</text:h>
      <text:list text:style-name="L15">
        <text:list-item>
          <text:p text:style-name="P37">Model görselleştirme seçenekleri </text:p>
        </text:list-item>
        <text:list-item>
          <text:p text:style-name="P37">Render ve görüntü oluşturma </text:p>
        </text:list-item>
        <text:list-item>
          <text:p text:style-name="P37">Teknik çizim ve ölçülendirme </text:p>
        </text:list-item>
        <text:list-item>
          <text:p text:style-name="P37">Kesit görünümleri oluşturma </text:p>
        </text:list-item>
        <text:list-item>
          <text:p text:style-name="P37">Patlama görünümleri </text:p>
        </text:list-item>
        <text:list-item>
          <text:p text:style-name="P36">Dokümantasyon ve paylaşım stratejileri </text:p>
        </text:list-item>
      </text:list>
      <text:h text:style-name="Heading_20_2" text:outline-level="2">13. CadQuery ile Yazılım Entegrasyonu</text:h>
      <text:list text:style-name="L16">
        <text:list-item>
          <text:p text:style-name="P39">Python ekosistemi ile entegrasyon </text:p>
        </text:list-item>
        <text:list-item>
          <text:p text:style-name="P39">Web uygulamalarına CAD entegrasyonu </text:p>
        </text:list-item>
        <text:list-item>
          <text:p text:style-name="P39">Otomatik CAD oluşturma sistemleri </text:p>
        </text:list-item>
        <text:list-item>
          <text:p text:style-name="P39">Veritabanı ve ERP sistemleriyle entegrasyon </text:p>
        </text:list-item>
        <text:list-item>
          <text:p text:style-name="P39">Diğer CAD yazılımlarıyla veri alışverişi </text:p>
        </text:list-item>
        <text:list-item>
          <text:p text:style-name="P38">CI/CD sistemlerinde CadQuery kullanımı </text:p>
        </text:list-item>
      </text:list>
      <text:h text:style-name="Heading_20_2" text:outline-level="2">14. İleri CAD Teknikleri</text:h>
      <text:list text:style-name="L17">
        <text:list-item>
          <text:p text:style-name="P41">Yüzey modelleme teknikleri </text:p>
        </text:list-item>
        <text:list-item>
          <text:p text:style-name="P41">NURBS yüzeyleri ve eğrileri </text:p>
        </text:list-item>
        <text:list-item>
          <text:p text:style-name="P41">Kompleks geometriler ve matematiksel modellemeler </text:p>
        </text:list-item>
        <text:list-item>
          <text:p text:style-name="P41">Organik form oluşturma teknikleri </text:p>
        </text:list-item>
        <text:list-item>
          <text:p text:style-name="P41">Topoloji optimizasyonu </text:p>
        </text:list-item>
        <text:list-item>
          <text:p text:style-name="P40">Generatif tasarım metodları </text:p>
        </text:list-item>
      </text:list>
      <text:h text:style-name="Heading_20_2" text:outline-level="2"><text:soft-page-break/>15. CadQuery ile Mühendislik Analizi</text:h>
      <text:list text:style-name="L18">
        <text:list-item>
          <text:p text:style-name="P43">CAD modelleri üzerinde basit analizler </text:p>
        </text:list-item>
        <text:list-item>
          <text:p text:style-name="P43">Hacim ve kütle özellikleri hesaplama </text:p>
        </text:list-item>
        <text:list-item>
          <text:p text:style-name="P43">Atalet momentleri ve ağırlık merkezi </text:p>
        </text:list-item>
        <text:list-item>
          <text:p text:style-name="P43">FEA için model hazırlama </text:p>
        </text:list-item>
        <text:list-item>
          <text:p text:style-name="P43">Mühendislik hesaplamalarını modele entegre etme </text:p>
        </text:list-item>
        <text:list-item>
          <text:p text:style-name="P42">Simülasyon sonuçlarına göre model güncelleme </text:p>
        </text:list-item>
      </text:list>
      <text:h text:style-name="Heading_20_2" text:outline-level="2">16. Performans ve Optimizasyon</text:h>
      <text:list text:style-name="L19">
        <text:list-item>
          <text:p text:style-name="P45">Büyük ve karmaşık modelleri verimli işleme </text:p>
        </text:list-item>
        <text:list-item>
          <text:p text:style-name="P45">Hesaplama performansını artırma teknikleri </text:p>
        </text:list-item>
        <text:list-item>
          <text:p text:style-name="P45">Bellek kullanımını optimize etme </text:p>
        </text:list-item>
        <text:list-item>
          <text:p text:style-name="P45">Paralel işleme ve çoklu çekirdek kullanımı </text:p>
        </text:list-item>
        <text:list-item>
          <text:p text:style-name="P45">Toplu işlem ve batch modelleme </text:p>
        </text:list-item>
        <text:list-item>
          <text:p text:style-name="P44">Hata ayıklama ve sorun giderme </text:p>
        </text:list-item>
      </text:list>
      <text:h text:style-name="Heading_20_2" text:outline-level="2">17. CadQuery Topluluk Kaynakları ve Örnekler</text:h>
      <text:list text:style-name="L20">
        <text:list-item>
          <text:p text:style-name="P47">Açık kaynak CadQuery projeleri </text:p>
        </text:list-item>
        <text:list-item>
          <text:p text:style-name="P47">Topluluk kütüphaneleri ve eklentileri </text:p>
        </text:list-item>
        <text:list-item>
          <text:p text:style-name="P47">Forum ve yardım kaynakları </text:p>
        </text:list-item>
        <text:list-item>
          <text:p text:style-name="P47">Katkıda bulunma rehberi </text:p>
        </text:list-item>
        <text:list-item>
          <text:p text:style-name="P47">En iyi uygulamalar ve standartlar </text:p>
        </text:list-item>
        <text:list-item>
          <text:p text:style-name="P46">Eğitim kaynakları ve öğreticiler </text:p>
        </text:list-item>
      </text:list>
      <text:h text:style-name="Heading_20_2" text:outline-level="2">18. Örnek Vaka Çalışmaları</text:h>
      <text:list text:style-name="L21">
        <text:list-item>
          <text:p text:style-name="P49">Endüstriyel tasarım projeleri </text:p>
        </text:list-item>
        <text:list-item>
          <text:p text:style-name="P49">Mimari modelleme uygulamaları </text:p>
        </text:list-item>
        <text:list-item>
          <text:p text:style-name="P49">Bilimsel görselleştirme örnekleri </text:p>
        </text:list-item>
        <text:list-item>
          <text:p text:style-name="P49">Sanatsal ve heykel projeler </text:p>
        </text:list-item>
        <text:list-item>
          <text:p text:style-name="P49">Eğitim amaçlı modeller </text:p>
        </text:list-item>
        <text:list-item>
          <text:p text:style-name="P48">İmalat odaklı tasarım örnekleri</text:p>
        </text:list-item>
      </text:list>
      <text:p text:style-name="P2"/>
      <text:p text:style-name="P2"/>
      <text:p text:style-name="P2"/>
      <text:p text:style-name="P6">Farklı bir başlık örneği:</text:p>
      <text:p text:style-name="P6"/>
      <text:h text:style-name="P5" text:outline-level="3">🧱 Bölüm 2: CadQuery Temelleri</text:h>
      <text:list text:style-name="L22">
        <text:list-item>
          <text:p text:style-name="P50"><text:span text:style-name="Strong_20_Emphasis">CadQuery’nin Temel Taşları</text:span></text:p>
          <text:list>
            <text:list-item>
              <text:p text:style-name="P50">Workplane mantığı ve koordinat sistemleri</text:p>
            </text:list-item>
            <text:list-item>
              <text:p text:style-name="P50">Akıcı API kullanımı: zincirleme metodlar</text:p>
            </text:list-item>
            <text:list-item>
              <text:p text:style-name="P50">Stack mantığı: işlem sıraları</text:p>
            </text:list-item>
          </text:list>
        </text:list-item>
        <text:list-item>
          <text:p text:style-name="P50"><text:soft-page-break/><text:span text:style-name="Strong_20_Emphasis">Temel Geometriler ve Örneklerle Modelleme</text:span></text:p>
          <text:list>
            <text:list-item>
              <text:p text:style-name="P50">Box, Cylinder, Sphere örnekleri</text:p>
            </text:list-item>
            <text:list-item>
              <text:p text:style-name="P50">Kod, açıklama ve görsel çıktılar</text:p>
            </text:list-item>
          </text:list>
        </text:list-item>
        <text:list-item>
          <text:p text:style-name="P50"><text:span text:style-name="Strong_20_Emphasis">2D’den 3D’ye: Sketch ve Extrude İşlemleri</text:span></text:p>
          <text:list>
            <text:list-item>
              <text:p text:style-name="P50">rect(), circle(), polyline() çizimleri</text:p>
            </text:list-item>
            <text:list-item>
              <text:p text:style-name="P50">extrude() ile 3D’ye geçiş</text:p>
            </text:list-item>
          </text:list>
        </text:list-item>
        <text:list-item>
          <text:p text:style-name="P50"><text:span text:style-name="Strong_20_Emphasis">Boolean Operasyonları ve Detaylar</text:span></text:p>
          <text:list>
            <text:list-item>
              <text:p text:style-name="P50">union(), cut(), intersect()</text:p>
            </text:list-item>
            <text:list-item>
              <text:p text:style-name="P50">chamfer() ve fillet() işlemleri</text:p>
            </text:list-item>
            <text:list-item>
              <text:p text:style-name="P50">Seçicilerle yüzey ve kenar seçme</text:p>
            </text:list-item>
          </text:list>
        </text:list-item>
      </text:list>
      <text:p text:style-name="Horizontal_20_Line"/>
      <text:h text:style-name="Heading_20_3" text:outline-level="3">🔧 Bölüm 3: Parametrik Tasarım ve Fonksiyonel Modelleme</text:h>
      <text:list text:style-name="L23">
        <text:list-item>
          <text:p text:style-name="P51"><text:span text:style-name="Strong_20_Emphasis">Parametrik Tasarımın Gücü</text:span></text:p>
          <text:list>
            <text:list-item>
              <text:p text:style-name="P51">Değişken kullanımı</text:p>
            </text:list-item>
            <text:list-item>
              <text:p text:style-name="P51">Fonksiyonlarla tekrarlanabilir tasarımlar</text:p>
            </text:list-item>
            <text:list-item>
              <text:p text:style-name="P51">Modelin farklı konfigürasyonlarını üretmek</text:p>
            </text:list-item>
          </text:list>
        </text:list-item>
        <text:list-item>
          <text:p text:style-name="P51"><text:span text:style-name="Strong_20_Emphasis">Gerçek Dünya Örneği: Parametrik Bir Bracket Tasarımı</text:span></text:p>
          <text:list>
            <text:list-item>
              <text:p text:style-name="P51">Tanımlı ölçülerle bir bağlantı elemanı</text:p>
            </text:list-item>
            <text:list-item>
              <text:p text:style-name="P51">Boyutlar değiştiğinde modelin güncellenmesi</text:p>
            </text:list-item>
          </text:list>
        </text:list-item>
        <text:list-item>
          <text:p text:style-name="P51"><text:span text:style-name="Strong_20_Emphasis">Seçicilerle Gelişmiş İşlemler</text:span></text:p>
          <text:list>
            <text:list-item>
              <text:p text:style-name="P51">faces(), edges(), vertices() kullanımı</text:p>
            </text:list-item>
            <text:list-item>
              <text:p text:style-name="P51">Belirli bir yüzeye delik açma örneği</text:p>
            </text:list-item>
          </text:list>
        </text:list-item>
        <text:list-item>
          <text:p text:style-name="P51"><text:span text:style-name="Strong_20_Emphasis">Revolve, Sweep ve Loft</text:span></text:p>
        </text:list-item>
      </text:list>
      <text:list text:style-name="L24">
        <text:list-item>
          <text:p text:style-name="P52">revolve() ile döndürerek modelleme</text:p>
        </text:list-item>
        <text:list-item>
          <text:p text:style-name="P52">sweep() ve loft() ile organik şekiller oluşturma</text:p>
        </text:list-item>
      </text:list>
      <text:p text:style-name="Horizontal_20_Line"/>
      <text:h text:style-name="Heading_20_3" text:outline-level="3">💾 Bölüm 4: Modelleri Paylaşmak ve Yaymak</text:h>
      <text:list text:style-name="L25">
        <text:list-item>
          <text:p text:style-name="P53"><text:span text:style-name="Strong_20_Emphasis">Modeli Export Etme</text:span></text:p>
        </text:list-item>
      </text:list>
      <text:list text:style-name="L26">
        <text:list-item>
          <text:p text:style-name="P54">STL, STEP formatında dışa aktarım</text:p>
        </text:list-item>
        <text:list-item>
          <text:p text:style-name="P54">3D baskı için STL</text:p>
        </text:list-item>
        <text:list-item>
          <text:p text:style-name="P54">Diğer CAD yazılımları için STEP</text:p>
        </text:list-item>
      </text:list>
      <text:list text:style-name="L27">
        <text:list-item>
          <text:p text:style-name="P55"><text:soft-page-break/><text:span text:style-name="Strong_20_Emphasis">Teknik Dokümantasyon ve Görselleştirme</text:span></text:p>
        </text:list-item>
      </text:list>
      <text:list text:style-name="L28">
        <text:list-item>
          <text:p text:style-name="P56">Kesit ve ölçülendirme</text:p>
        </text:list-item>
        <text:list-item>
          <text:p text:style-name="P56">Render alma yolları (CQ-editor görselleri)</text:p>
        </text:list-item>
        <text:list-item>
          <text:p text:style-name="P56">Teknik çizim dosyası üretimi (DXF/SVG)</text:p>
        </text:list-item>
      </text:list>
      <text:p text:style-name="Horizontal_20_Line"/>
      <text:h text:style-name="Heading_20_3" text:outline-level="3">⚙️ Bölüm 5: İleri Teknikler ve Gerçek Projeler</text:h>
      <text:list text:style-name="L29">
        <text:list-item>
          <text:p text:style-name="P57"><text:span text:style-name="Strong_20_Emphasis">Montajlar ve Çoklu Parçalar</text:span></text:p>
        </text:list-item>
      </text:list>
      <text:list text:style-name="L30">
        <text:list-item>
          <text:p text:style-name="P58">Assembly konsepti ve örnek proje</text:p>
        </text:list-item>
        <text:list-item>
          <text:p text:style-name="P58">Parçalar arası ilişkiler</text:p>
        </text:list-item>
        <text:list-item>
          <text:p text:style-name="P58">Alt montajlar ve kinematik düzenekler</text:p>
        </text:list-item>
      </text:list>
      <text:list text:style-name="L31">
        <text:list-item>
          <text:p text:style-name="P59"><text:span text:style-name="Strong_20_Emphasis">Gerçek Projelerle CadQuery</text:span></text:p>
        </text:list-item>
      </text:list>
      <text:list text:style-name="L32">
        <text:list-item>
          <text:p text:style-name="P60">Elektronik kutu/muhafaza tasarımı</text:p>
        </text:list-item>
        <text:list-item>
          <text:p text:style-name="P60">3D yazıcıya uygun modeller</text:p>
        </text:list-item>
        <text:list-item>
          <text:p text:style-name="P60">Basit mekanik parçalar</text:p>
        </text:list-item>
      </text:list>
      <text:list text:style-name="L33">
        <text:list-item>
          <text:p text:style-name="P61"><text:span text:style-name="Strong_20_Emphasis">CadQuery ile Optimizasyon ve Otomasyon</text:span></text:p>
        </text:list-item>
      </text:list>
      <text:list text:style-name="L34">
        <text:list-item>
          <text:p text:style-name="P62">Parametre varyasyonu ve iterasyon</text:p>
        </text:list-item>
        <text:list-item>
          <text:p text:style-name="P62">Konfigürasyon tabanlı modeller</text:p>
        </text:list-item>
        <text:list-item>
          <text:p text:style-name="P62">Tasarım optimizasyonu yaklaşımları</text:p>
        </text:list-item>
      </text:list>
      <text:p text:style-name="Horizontal_20_Line"/>
      <text:h text:style-name="Heading_20_3" text:outline-level="3">🔄 Bölüm 6: Entegrasyonlar ve Genişletmeler</text:h>
      <text:list text:style-name="L35">
        <text:list-item>
          <text:p text:style-name="P63"><text:span text:style-name="Strong_20_Emphasis">Python Ekosistemi ile Entegrasyon</text:span></text:p>
        </text:list-item>
      </text:list>
      <text:list text:style-name="L36">
        <text:list-item>
          <text:p text:style-name="P64">NumPy, SciPy, pandas entegrasyonu</text:p>
        </text:list-item>
        <text:list-item>
          <text:p text:style-name="P64">Otomatik model oluşturma sistemleri</text:p>
        </text:list-item>
      </text:list>
      <text:list text:style-name="L37">
        <text:list-item>
          <text:p text:style-name="P65"><text:span text:style-name="Strong_20_Emphasis">CadQuery Genişletme ve Plugin Yazımı</text:span></text:p>
        </text:list-item>
      </text:list>
      <text:list text:style-name="L38">
        <text:list-item>
          <text:p text:style-name="P66">Kütüphane yapısı ve özel modül oluşturma</text:p>
        </text:list-item>
        <text:list-item>
          <text:p text:style-name="P66">OpenCASCADE ile doğrudan çalışma</text:p>
        </text:list-item>
      </text:list>
      <text:list text:style-name="L39">
        <text:list-item>
          <text:p text:style-name="P67"><text:span text:style-name="Strong_20_Emphasis">CI/CD Entegrasyonu ve Web Tabanlı CAD</text:span></text:p>
        </text:list-item>
      </text:list>
      <text:list text:style-name="L40">
        <text:list-item>
          <text:p text:style-name="P68">Web arayüzleri ile CAD entegrasyonu (örnek: Flask + CadQuery)</text:p>
        </text:list-item>
        <text:list-item>
          <text:p text:style-name="P68">Git ile sürüm kontrolü ve iş akışı yönetimi</text:p>
        </text:list-item>
      </text:list>
      <text:p text:style-name="Horizontal_20_Line"/>
      <text:h text:style-name="Heading_20_3" text:outline-level="3"><text:soft-page-break/>🌐 Bölüm 7: Kaynaklar, Topluluk ve İleri Okuma</text:h>
      <text:list text:style-name="L41">
        <text:list-item>
          <text:p text:style-name="P69"><text:span text:style-name="Strong_20_Emphasis">CadQuery Topluluğu ve Kaynaklar</text:span></text:p>
        </text:list-item>
      </text:list>
      <text:list text:style-name="L42">
        <text:list-item>
          <text:p text:style-name="P70">Resmi dökümantasyon</text:p>
        </text:list-item>
        <text:list-item>
          <text:p text:style-name="P70">Forumlar, Discord/Gitter toplulukları</text:p>
        </text:list-item>
        <text:list-item>
          <text:p text:style-name="P70">Açık kaynak örnek projeler</text:p>
        </text:list-item>
      </text:list>
      <text:list text:style-name="L43">
        <text:list-item>
          <text:p text:style-name="P71"><text:span text:style-name="Strong_20_Emphasis">İleri Seviye CAD ve Analiz Teknikleri</text:span></text:p>
        </text:list-item>
      </text:list>
      <text:list text:style-name="L44">
        <text:list-item>
          <text:p text:style-name="P72">Topoloji optimizasyonu, generatif tasarım</text:p>
        </text:list-item>
        <text:list-item>
          <text:p text:style-name="P72">Basit mühendislik analizleri</text:p>
        </text:list-item>
        <text:list-item>
          <text:p text:style-name="P72">FEA’ye hazırlık</text:p>
        </text:list-item>
      </text:list>
      <text:p text:style-name="Horizontal_20_Line"/>
      <text:h text:style-name="Heading_20_3" text:outline-level="3">🏁 Final Bölüm: Öğrendiklerimizi Uygulamak</text:h>
      <text:list text:style-name="L45">
        <text:list-item>
          <text:p text:style-name="P73"><text:span text:style-name="Strong_20_Emphasis">Kendi Projeni Oluştur: Rehberli Mini Proje</text:span></text:p>
        </text:list-item>
      </text:list>
      <text:list text:style-name="L46">
        <text:list-item>
          <text:p text:style-name="P74">Baştan sona bir proje (örnek: elektronik kutu)</text:p>
        </text:list-item>
        <text:list-item>
          <text:p text:style-name="P74">Parametrik yapı</text:p>
        </text:list-item>
        <text:list-item>
          <text:p text:style-name="P74">Export ve baskıya hazır hale getirme</text:p>
        </text:list-item>
      </text:list>
      <text:list text:style-name="L47">
        <text:list-item>
          <text:p text:style-name="P75"><text:span text:style-name="Strong_20_Emphasis">Sonuç ve Teşvik</text:span></text:p>
        </text:list-item>
      </text:list>
      <text:list text:style-name="L48">
        <text:list-item>
          <text:p text:style-name="P76">Öğrendiklerin özeti</text:p>
        </text:list-item>
        <text:list-item>
          <text:p text:style-name="P76">CadQuery’nin geleceği ve vizyonu</text:p>
        </text:list-item>
        <text:list-item>
          <text:p text:style-name="P76">Okuyucuya çağrı: kendi projeni paylaş!</text:p>
        </text:list-item>
      </text:list>
      <text:p text:style-name="P6">-----</text:p>
      <text:p text:style-name="P6"/>
      <text:p text:style-name="P6"/>
      <text:p text:style-name="P6"/>
      <text:p text:style-name="P6"/>
      <text:p text:style-name="P85">Harika! Şimdi işin eğlenceli kısmına geldik: <text:span text:style-name="Strong_20_Emphasis">2D çizimlerden 3D modellere geçiş</text:span>. Bu bölümde, CadQuery’nin en güçlü araçlarından biri olan <text:span text:style-name="Source_20_Text">extrude()</text:span> fonksiyonunu tanıyacağız. İşte yine senin tarzında, açık ve adım adım bir anlatımla:</text:p>
      <text:p text:style-name="Horizontal_20_Line"/>
      <text:p text:style-name="Preformatted_20_Text"><text:span text:style-name="Source_20_Text">## 📐 2D’den 3D’ye: Sketch ve Extrude İşlemleri</text:span></text:p>
      <text:p text:style-name="Preformatted_20_Text"/>
      <text:p text:style-name="Preformatted_20_Text"><text:span text:style-name="Source_20_Text">Birçok 3D model, aslında düz bir çizimin (sketch) **yukarıya doğru kaldırılmasıyla** oluşur. <text:s/></text:span></text:p>
      <text:p text:style-name="Preformatted_20_Text"><text:span text:style-name="Source_20_Text">CadQuery'de bu işlem için genellikle şu iki adımı takip ederiz:</text:span></text:p>
      <text:p text:style-name="Preformatted_20_Text"/>
      <text:p text:style-name="Preformatted_20_Text"><text:span text:style-name="Source_20_Text">1. Düzlem üzerinde bir 2D şekil çizmek</text:span></text:p>
      <text:p text:style-name="Preformatted_20_Text"><text:span text:style-name="Source_20_Text">2. Bu şekli `extrude()` komutuyla 3D’ye çıkarmak</text:span></text:p>
      <text:p text:style-name="Preformatted_20_Text"/>
      <text:p text:style-name="Preformatted_20_Text"><text:span text:style-name="Source_20_Text">---</text:span></text:p>
      <text:p text:style-name="Preformatted_20_Text"/>
      <text:p text:style-name="Preformatted_20_Text"><text:span text:style-name="Source_20_Text">### ◦ ✏️ rect(), circle(), polyline() ile 2D Çizimler</text:span></text:p>
      <text:p text:style-name="Preformatted_20_Text"><text:soft-page-break/></text:p>
      <text:p text:style-name="Preformatted_20_Text"><text:span text:style-name="Source_20_Text">#### 🔹 Dikdörtgen: `rect()`</text:span></text:p>
      <text:p text:style-name="Preformatted_20_Text"/>
      <text:p text:style-name="Preformatted_20_Text"><text:span text:style-name="Source_20_Text">```python</text:span></text:p>
      <text:p text:style-name="P4"><text:span text:style-name="Source_20_Text">model = cq.Workplane("XY").rect(40, 20)</text:span></text:p>
      <text:list text:style-name="L49">
        <text:list-item>
          <text:p text:style-name="P77">Bu, XY düzlemine <text:span text:style-name="Strong_20_Emphasis">40x20 mm</text:span>’lik bir dikdörtgen çizer.</text:p>
        </text:list-item>
      </text:list>
      <text:h text:style-name="Heading_20_4" text:outline-level="4">🔹 Daire: <text:span text:style-name="Source_20_Text">circle()</text:span></text:h>
      <text:p text:style-name="P4"><text:span text:style-name="Source_20_Text">model = cq.Workplane("XY").circle(10)</text:span></text:p>
      <text:list text:style-name="L50">
        <text:list-item>
          <text:p text:style-name="P78">Bu da merkezde <text:span text:style-name="Strong_20_Emphasis">yarıçapı 10 mm</text:span> olan bir daire çizer.</text:p>
        </text:list-item>
      </text:list>
      <text:h text:style-name="Heading_20_4" text:outline-level="4">🔹 Serbest çizim: <text:span text:style-name="Source_20_Text">polyline()</text:span></text:h>
      <text:p text:style-name="Preformatted_20_Text"><text:span text:style-name="Source_20_Text">model = (</text:span></text:p>
      <text:p text:style-name="Preformatted_20_Text"><text:span text:style-name="Source_20_Text"><text:s text:c="4"/>cq.Workplane("XY")</text:span></text:p>
      <text:p text:style-name="Preformatted_20_Text"><text:span text:style-name="Source_20_Text"><text:s text:c="4"/>.polyline([(0, 0), (20, 0), (10, 15)])</text:span></text:p>
      <text:p text:style-name="Preformatted_20_Text"><text:span text:style-name="Source_20_Text"><text:s text:c="4"/>.close()</text:span></text:p>
      <text:p text:style-name="P4"><text:span text:style-name="Source_20_Text">)</text:span></text:p>
      <text:list text:style-name="L51">
        <text:list-item>
          <text:p text:style-name="P79">Üç noktayla bir üçgen oluşturur. <text:span text:style-name="Source_20_Text">.close()</text:span> ile şekli kapatır.</text:p>
        </text:list-item>
      </text:list>
      <text:p text:style-name="Horizontal_20_Line"/>
      <text:h text:style-name="Heading_20_3" text:outline-level="3">◦ 🧱 3D’ye Geçiş: <text:span text:style-name="Source_20_Text">extrude()</text:span></text:h>
      <text:p text:style-name="Text_20_body">Şimdi bu 2D şekilleri hacim kazandırarak 3D objelere dönüştürelim.</text:p>
      <text:h text:style-name="Heading_20_4" text:outline-level="4">🔹 Daireden silindire</text:h>
      <text:p text:style-name="Preformatted_20_Text"><text:span text:style-name="Source_20_Text">cylinder = (</text:span></text:p>
      <text:p text:style-name="Preformatted_20_Text"><text:span text:style-name="Source_20_Text"><text:s text:c="4"/>cq.Workplane("XY")</text:span></text:p>
      <text:p text:style-name="Preformatted_20_Text"><text:span text:style-name="Source_20_Text"><text:s text:c="4"/>.circle(10)</text:span></text:p>
      <text:p text:style-name="Preformatted_20_Text"><text:span text:style-name="Source_20_Text"><text:s text:c="4"/>.extrude(30)</text:span></text:p>
      <text:p text:style-name="P4"><text:span text:style-name="Source_20_Text">)</text:span></text:p>
      <text:list text:style-name="L52">
        <text:list-item>
          <text:p text:style-name="P80">10 mm yarıçaplı daireyi <text:span text:style-name="Strong_20_Emphasis">30 mm yüksekliğinde</text:span> silindire dönüştürür.</text:p>
        </text:list-item>
      </text:list>
      <text:h text:style-name="Heading_20_4" text:outline-level="4">🔹 Dikdörtgenden prizmaya</text:h>
      <text:p text:style-name="Preformatted_20_Text"><text:span text:style-name="Source_20_Text">box = (</text:span></text:p>
      <text:p text:style-name="Preformatted_20_Text"><text:span text:style-name="Source_20_Text"><text:s text:c="4"/>cq.Workplane("XY")</text:span></text:p>
      <text:p text:style-name="Preformatted_20_Text"><text:span text:style-name="Source_20_Text"><text:s text:c="4"/>.rect(40, 20)</text:span></text:p>
      <text:p text:style-name="Preformatted_20_Text"><text:span text:style-name="Source_20_Text"><text:s text:c="4"/>.extrude(10)</text:span></text:p>
      <text:p text:style-name="P4"><text:span text:style-name="Source_20_Text">)</text:span></text:p>
      <text:list text:style-name="L53">
        <text:list-item>
          <text:p text:style-name="P81">40x20 mm tabanlı dikdörtgeni <text:span text:style-name="Strong_20_Emphasis">10 mm yüksekliğe</text:span> çıkarır.</text:p>
        </text:list-item>
      </text:list>
      <text:p text:style-name="Horizontal_20_Line"/>
      <text:h text:style-name="Heading_20_3" text:outline-level="3">🧠 Neden Extrude Önemlidir?</text:h>
      <text:list text:style-name="L54">
        <text:list-item>
          <text:p text:style-name="P82">Gerçek modellemelerde çoğu zaman önce profil çizilir, sonra o profil yükseltilir.</text:p>
        </text:list-item>
        <text:list-item>
          <text:p text:style-name="P82"><text:span text:style-name="Source_20_Text">extrude()</text:span> komutu, kesit üzerinden hacim oluşturmanın en kolay ve yaygın yoludur.</text:p>
        </text:list-item>
        <text:list-item>
          <text:p text:style-name="P82"><text:span text:style-name="Strong_20_Emphasis">Çok yüzeyli modellerde</text:span> veya profil tabanlı işlemlerde temel yapı taşıdır.</text:p>
        </text:list-item>
      </text:list>
      <text:p text:style-name="Horizontal_20_Line"><text:soft-page-break/></text:p>
      <text:h text:style-name="Heading_20_3" text:outline-level="3">🧪 Eğlenceli Bir Uygulama: Üçgen Prizma</text:h>
      <text:p text:style-name="Preformatted_20_Text"><text:span text:style-name="Source_20_Text">triangle = (</text:span></text:p>
      <text:p text:style-name="Preformatted_20_Text"><text:span text:style-name="Source_20_Text"><text:s text:c="4"/>cq.Workplane("XY")</text:span></text:p>
      <text:p text:style-name="Preformatted_20_Text"><text:span text:style-name="Source_20_Text"><text:s text:c="4"/>.polyline([(0, 0), (20, 0), (10, 15)])</text:span></text:p>
      <text:p text:style-name="Preformatted_20_Text"><text:span text:style-name="Source_20_Text"><text:s text:c="4"/>.close()</text:span></text:p>
      <text:p text:style-name="Preformatted_20_Text"><text:span text:style-name="Source_20_Text"><text:s text:c="4"/>.extrude(10)</text:span></text:p>
      <text:p text:style-name="P4"><text:span text:style-name="Source_20_Text">)</text:span></text:p>
      <text:list text:style-name="L55">
        <text:list-item>
          <text:p text:style-name="P83">Üçgen çizimi 10 mm yukarı çıkararak prizma haline getirir.</text:p>
        </text:list-item>
      </text:list>
      <text:p text:style-name="Text_20_body">📸 <text:span text:style-name="Emphasis">Bu, mimari yapı modelleri ya da küçük oyuncak parçaları için mükemmel bir başlangıçtır.</text:span></text:p>
      <text:p text:style-name="Horizontal_20_Line"/>
      <text:h text:style-name="Heading_20_3" text:outline-level="3">🎯 Özetle:</text:h>
      <text:list text:style-name="L56">
        <text:list-item>
          <text:p text:style-name="P84"><text:span text:style-name="Source_20_Text">rect()</text:span>, <text:span text:style-name="Source_20_Text">circle()</text:span>, <text:span text:style-name="Source_20_Text">polyline()</text:span> ile <text:span text:style-name="Strong_20_Emphasis">2D şekiller</text:span> çizilir.</text:p>
        </text:list-item>
        <text:list-item>
          <text:p text:style-name="P84"><text:span text:style-name="Source_20_Text">extrude()</text:span> ile bu şekillere <text:span text:style-name="Strong_20_Emphasis">yükseklik kazandırılır</text:span>.</text:p>
        </text:list-item>
        <text:list-item>
          <text:p text:style-name="P84">Her adım, karmaşık objeler için temel bir yapı taşıdır.</text:p>
        </text:list-item>
      </text:list>
      <text:p text:style-name="Horizontal_20_Line"/>
      <text:p text:style-name="Text_20_body">🚀 Sıradaki durağımız:<text:line-break/><text:span text:style-name="Strong_20_Emphasis">Boolean işlemleriyle</text:span> parçaları birleştirmek, kesmek ve aralarındaki ilişkileri yönetmek.<text:line-break/>Yani 3D tasarımda gerçek sihrin başladığı yere gidiyoruz!</text:p>
      <text:p text:style-name="Preformatted_20_Text"/>
      <text:p text:style-name="Preformatted_20_Text"><text:span text:style-name="Source_20_Text">---</text:span></text:p>
      <text:p text:style-name="Preformatted_20_Text"/>
      <text:p text:style-name="Preformatted_20_Text"><text:span text:style-name="Source_20_Text">İstersen bu bölüm için de Jupyter veya CQ-Editor görselleri hazırlayabilirim. Özellikle poligonlu örnek çok iyi görselleştirilebilir. <text:s/></text:span></text:p>
      <text:p text:style-name="P4"><text:span text:style-name="Source_20_Text">Devam edelim mi: **"Boolean Operasyonları ve Detaylar"**?</text:span></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19T20:00:39.958000000</meta:creation-date>
    <dc:date>2025-04-24T01:31:25.307000000</dc:date>
    <meta:editing-duration>P2DT5H56M46S</meta:editing-duration>
    <meta:editing-cycles>7</meta:editing-cycles>
    <meta:generator>LibreOffice/7.5.3.2$Windows_X86_64 LibreOffice_project/9f56dff12ba03b9acd7730a5a481eea045e468f3</meta:generator>
    <meta:document-statistic meta:table-count="0" meta:image-count="0" meta:object-count="0" meta:page-count="11" meta:paragraph-count="321" meta:word-count="2055" meta:character-count="14057" meta:non-whitespace-character-count="12354"/>
  </office:meta>
</office:document-meta>
</file>